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95mm" svg:height="115.39mm" svg:x="9.92mm" svg:y="29.58mm">
            <loext:p draw:notify-on-update-of-ranges="Sheet1.A1:Sheet1.A5 Sheet1.C1:Sheet1.C5 Sheet1.E1:Sheet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67" calcext:value-type="float">
            <text:p>8867</text:p>
          </table:table-cell>
          <table:table-cell table:formula="of:=8867/[.B1]" office:value-type="float" office:value="1" calcext:value-type="float">
            <text:p>1</text:p>
          </table:table-cell>
          <table:table-cell office:value-type="float" office:value="3817" calcext:value-type="float">
            <text:p>3817</text:p>
          </table:table-cell>
          <table:table-cell table:formula="of:=3817/[.D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33" calcext:value-type="float">
            <text:p>3033</text:p>
          </table:table-cell>
          <table:table-cell table:formula="of:=8867/[.B2]" office:value-type="float" office:value="2.92350807781075" calcext:value-type="float">
            <text:p>2,92350807781075</text:p>
          </table:table-cell>
          <table:table-cell office:value-type="float" office:value="1066" calcext:value-type="float">
            <text:p>1066</text:p>
          </table:table-cell>
          <table:table-cell table:formula="of:=3817/[.D2]" office:value-type="float" office:value="3.58067542213884" calcext:value-type="float">
            <text:p>3,580675422138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 table:formula="of:=8867/[.B3]" office:value-type="float" office:value="4.3380626223092" calcext:value-type="float">
            <text:p>4,3380626223092</text:p>
          </table:table-cell>
          <table:table-cell office:value-type="float" office:value="583" calcext:value-type="float">
            <text:p>583</text:p>
          </table:table-cell>
          <table:table-cell table:formula="of:=3817/[.D3]" office:value-type="float" office:value="6.54716981132076" calcext:value-type="float">
            <text:p>6,54716981132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0" calcext:value-type="float">
            <text:p>1680</text:p>
          </table:table-cell>
          <table:table-cell table:formula="of:=8867/[.B4]" office:value-type="float" office:value="5.27797619047619" calcext:value-type="float">
            <text:p>5,27797619047619</text:p>
          </table:table-cell>
          <table:table-cell office:value-type="float" office:value="511" calcext:value-type="float">
            <text:p>511</text:p>
          </table:table-cell>
          <table:table-cell table:formula="of:=3817/[.D4]" office:value-type="float" office:value="7.46966731898239" calcext:value-type="float">
            <text:p>7,46966731898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3" calcext:value-type="float">
            <text:p>1153</text:p>
          </table:table-cell>
          <table:table-cell table:formula="of:=8867/[.B5]" office:value-type="float" office:value="7.69037294015612" calcext:value-type="float">
            <text:p>7,69037294015612</text:p>
          </table:table-cell>
          <table:table-cell office:value-type="float" office:value="480" calcext:value-type="float">
            <text:p>480</text:p>
          </table:table-cell>
          <table:table-cell table:formula="of:=3817/[.D5]" office:value-type="float" office:value="7.95208333333333" calcext:value-type="float">
            <text:p>7,95208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-00-0000</text:date>, <text:time style:data-style-name="N2" text:time-value="10:57:08.995795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3:16:57.057088717</meta:creation-date>
    <dc:date>2017-04-09T11:14:11.745665546</dc:date>
    <meta:editing-duration>PT7M34S</meta:editing-duration>
    <meta:editing-cycles>2</meta:editing-cycles>
    <meta:generator>LibreOffice/5.2.2.2$Linux_X86_64 LibreOffice_project/2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96cm" svg:height="11.54cm" xlink:href=".." xlink:type="simple" chart:class="chart:bar" chart:style-name="ch1">
        <chart:title svg:x="8.35cm" svg:y="0.366cm" chart:style-name="ch2">
          <text:p>Relative Speedup</text:p>
        </chart:title>
        <chart:plot-area chart:style-name="ch3" table:cell-range-address="Sheet1.A1:Sheet1.A5 Sheet1.C1:Sheet1.C5 Sheet1.E1:Sheet1.E5" chart:data-source-has-labels="column" svg:x="0.535cm" svg:y="1.864cm" svg:width="19.55cm" svg:height="8.211cm">
          <chartooo:coordinate-region svg:x="0.983cm" svg:y="2.062cm" svg:width="19.102cm" svg:height="7.369cm"/>
          <chart:axis chart:dimension="x" chart:name="primary-x" chart:style-name="ch4" chartooo:axis-type="auto">
            <chartooo:date-scale/>
            <chart:title svg:x="9.285cm" svg:y="10.305cm" chart:style-name="ch5">
              <text:p>Nr. of threads</text:p>
            </chart:title>
            <chart:categories table:cell-range-address="Sheet1.A1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:Sheet1.C5" chart:class="chart:bar">
            <chart:data-point chart:repeated="5"/>
          </chart:series>
          <chart:series chart:style-name="ch9" chart:values-cell-range-address="Sheet1.E1:Sheet1.E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5</svg:desc>
                </draw:g>
              </table:table-cell>
              <table:table-cell office:value-type="float" office:value="1">
                <text:p>1</text:p>
                <draw:g>
                  <svg:desc>Sheet1.C1:Sheet1.C5</svg:desc>
                </draw:g>
              </table:table-cell>
              <table:table-cell office:value-type="float" office:value="1">
                <text:p>1</text:p>
                <draw:g>
                  <svg:desc>Sheet1.E1:Sheet1.E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2350807781075">
                <text:p>2.92350807781075</text:p>
              </table:table-cell>
              <table:table-cell office:value-type="float" office:value="3.58067542213884">
                <text:p>3.580675422138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380626223092">
                <text:p>4.3380626223092</text:p>
              </table:table-cell>
              <table:table-cell office:value-type="float" office:value="6.54716981132076">
                <text:p>6.547169811320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27797619047619">
                <text:p>5.27797619047619</text:p>
              </table:table-cell>
              <table:table-cell office:value-type="float" office:value="7.46966731898239">
                <text:p>7.469667318982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69037294015612">
                <text:p>7.69037294015612</text:p>
              </table:table-cell>
              <table:table-cell office:value-type="float" office:value="7.95208333333333">
                <text:p>7.95208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